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999999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999999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237cm" draw:marker-end="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stroke="dash" draw:stroke-dash="Fine_20_Dashed" svg:stroke-width="0.025cm" draw:marker-start="Arrow" draw:marker-start-width="0.203cm" draw:marker-end="" draw:marker-end-width="0.33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65cm" svg:y1="12.276cm" svg:x2="7.365cm" svg:y2="4.115cm">
          <text:p/>
        </draw:line>
        <draw:custom-shape draw:style-name="gr2" draw:text-style-name="P2" draw:layer="layout" svg:width="2.694cm" svg:height="1.426cm" svg:x="6.02cm" svg:y="2.701cm"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94cm" svg:height="1.426cm" svg:x="11.075cm" svg:y="2.7cm">
          <text:p text:style-name="P1"><text:span text:style-name="T1">R-IOT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08cm" svg:height="1.426cm" svg:x="7.096cm" svg:y="4.781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604cm" svg:y1="4.783cm" svg:x2="12.176cm" svg:y2="4.783cm">
          <text:p text:style-name="P1"><text:span text:style-name="T2">Request login with attached</text:span></text:p>
          <text:p text:style-name="P1"><text:span text:style-name="T2">credentials (username + password)</text:span></text:p>
        </draw:line>
        <draw:line draw:style-name="gr5" draw:text-style-name="P3" draw:layer="layout" svg:x1="7.604cm" svg:y1="6.207cm" svg:x2="12.176cm" svg:y2="6.207cm">
          <text:p text:style-name="P1"><text:span text:style-name="T2">Return access and</text:span></text:p>
          <text:p text:style-name="P1"><text:span text:style-name="T2">refresh tokens</text:span></text:p>
        </draw:line>
        <draw:connector draw:style-name="gr4" draw:text-style-name="P3" draw:layer="layout" draw:line-skew="2.42cm" svg:x1="12.684cm" svg:y1="5.065cm" svg:x2="12.684cm" svg:y2="5.952cm" draw:start-shape="id1" draw:start-glue-point="4" draw:end-shape="id1" draw:end-glue-point="5" svg:d="M12684 5065h2933v887h-2933" svg:viewBox="0 0 2934 888">
          <text:p text:style-name="P1"><text:span text:style-name="T2">Verify credentials +</text:span></text:p>
          <text:p text:style-name="P1"><text:span text:style-name="T2">Generate access and</text:span></text:p>
          <text:p text:style-name="P1"><text:span text:style-name="T2">refresh tokens</text:span></text:p>
        </draw:connector>
        <draw:frame draw:style-name="gr6" draw:text-style-name="P4" draw:layer="layout" svg:width="3.556cm" svg:height="0.762cm" svg:x="2.495cm" svg:y="5.064cm">
          <draw:text-box>
            <text:p><text:span text:style-name="T1">Authentication</text:span></text:p>
          </draw:text-box>
        </draw:frame>
        <draw:line draw:style-name="gr1" draw:text-style-name="P1" draw:layer="layout" svg:x1="12.422cm" svg:y1="12.171cm" svg:x2="12.422cm" svg:y2="4.116cm">
          <text:p/>
        </draw:line>
        <draw:custom-shape draw:style-name="gr3" draw:text-style-name="P2" draw:layer="layout" svg:width="0.508cm" svg:height="1.426cm" svg:x="7.097cm" svg:y="7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0.508cm" svg:height="1.426cm" svg:x="12.177cm" svg:y="7.842cm">
          <draw:glue-point draw:id="4" svg:x="5cm" svg:y="-3.015cm"/>
          <draw:glue-point draw:id="5" svg:x="5cm" svg:y="3.21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605cm" svg:y1="7.851cm" svg:x2="12.177cm" svg:y2="7.851cm">
          <text:p text:style-name="P1"><text:span text:style-name="T2">Request resource with</text:span></text:p>
          <text:p text:style-name="P1"><text:span text:style-name="T2">attached access token</text:span></text:p>
        </draw:line>
        <draw:line draw:style-name="gr5" draw:text-style-name="P3" draw:layer="layout" svg:x1="7.605cm" svg:y1="9.268cm" svg:x2="12.177cm" svg:y2="9.268cm">
          <text:p text:style-name="P1"><text:span text:style-name="T2">Return resource</text:span></text:p>
        </draw:line>
        <draw:connector draw:style-name="gr4" draw:text-style-name="P3" draw:layer="layout" draw:line-skew="2.42cm" svg:x1="12.685cm" svg:y1="8.126cm" svg:x2="12.685cm" svg:y2="9.013cm" draw:start-shape="id2" draw:start-glue-point="4" draw:end-shape="id2" draw:end-glue-point="5" svg:d="M12685 8126h2933v887h-2933" svg:viewBox="0 0 2934 888">
          <text:p text:style-name="P1"><text:span text:style-name="T2">Verify access token +</text:span></text:p>
          <text:p text:style-name="P1"><text:span text:style-name="T2">authorization</text:span></text:p>
        </draw:connector>
        <draw:frame draw:style-name="gr6" draw:text-style-name="P4" draw:layer="layout" svg:width="3.556cm" svg:height="1.207cm" svg:x="2.495cm" svg:y="8.047cm">
          <draw:text-box>
            <text:p><text:span text:style-name="T1">Resource access</text:span></text:p>
          </draw:text-box>
        </draw:frame>
        <draw:frame draw:style-name="gr6" draw:text-style-name="P4" draw:layer="layout" svg:width="3.556cm" svg:height="1.207cm" svg:x="2.495cm" svg:y="11.131cm">
          <draw:text-box>
            <text:p><text:span text:style-name="T1">Request new access token</text:span></text:p>
          </draw:text-box>
        </draw:frame>
        <draw:custom-shape draw:style-name="gr3" draw:text-style-name="P2" draw:layer="layout" svg:width="0.508cm" svg:height="1.426cm" svg:x="7.098cm" svg:y="10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0.508cm" svg:height="1.426cm" svg:x="12.178cm" svg:y="10.89cm">
          <draw:glue-point draw:id="4" svg:x="5cm" svg:y="-3.015cm"/>
          <draw:glue-point draw:id="5" svg:x="5cm" svg:y="3.21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606cm" svg:y1="10.899cm" svg:x2="12.178cm" svg:y2="10.899cm">
          <text:p text:style-name="P1"><text:span text:style-name="T2">Request new access token</text:span></text:p>
          <text:p text:style-name="P1"><text:span text:style-name="T2">with attached refresh token</text:span></text:p>
        </draw:line>
        <draw:line draw:style-name="gr5" draw:text-style-name="P3" draw:layer="layout" svg:x1="7.606cm" svg:y1="12.316cm" svg:x2="12.178cm" svg:y2="12.316cm">
          <text:p text:style-name="P1"><text:span text:style-name="T2">Return access and</text:span></text:p>
          <text:p text:style-name="P1"><text:span text:style-name="T2">refresh tokens</text:span></text:p>
        </draw:line>
        <draw:connector draw:style-name="gr4" draw:text-style-name="P3" draw:layer="layout" draw:line-skew="2.42cm" svg:x1="12.686cm" svg:y1="11.174cm" svg:x2="12.686cm" svg:y2="12.061cm" draw:start-shape="id3" draw:start-glue-point="4" draw:end-shape="id3" draw:end-glue-point="5" svg:d="M12686 11174h2933v887h-2933" svg:viewBox="0 0 2934 888">
          <text:p text:style-name="P1"><text:span text:style-name="T2">Verify refresh token +</text:span></text:p>
          <text:p text:style-name="P1"><text:span text:style-name="T2">Generate access and</text:span></text:p>
          <text:p text:style-name="P1"><text:span text:style-name="T2">refresh tokens</text:span></text:p>
        </draw:connector>
        <draw:custom-shape draw:style-name="gr3" draw:text-style-name="P2" xml:id="id1" draw:id="id1" draw:layer="layout" svg:width="0.508cm" svg:height="1.426cm" svg:x="12.176cm" svg:y="4.781cm">
          <draw:glue-point draw:id="4" svg:x="5cm" svg:y="-3.015cm"/>
          <draw:glue-point draw:id="5" svg:x="5cm" svg:y="3.218cm"/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</meta:initial-creator>
    <meta:creation-date>2014-11-27T14:39:09.056786332</meta:creation-date>
    <dc:date>2014-12-08T19:04:10.950020866</dc:date>
    <dc:creator>Marcel </dc:creator>
    <meta:editing-duration>PT30M15S</meta:editing-duration>
    <meta:editing-cycles>14</meta:editing-cycles>
    <meta:generator>LibreOffice/4.2.7.2$Linux_X86_64 LibreOffice_project/420m0$Build-2</meta:generator>
    <meta:document-statistic meta:object-count="22"/>
  </office:meta>
</office:document-meta>
</file>